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0e3a3b" officeooo:paragraph-rsid="000e3a3b"/>
    </style:style>
    <style:style style:name="P2" style:family="paragraph" style:parent-style-name="Standard" style:list-style-name="L2">
      <style:text-properties fo:font-weight="bold" officeooo:rsid="000e3a3b" officeooo:paragraph-rsid="000e3a3b" style:font-weight-asian="bold" style:font-weight-complex="bold"/>
    </style:style>
    <style:style style:name="P3" style:family="paragraph" style:parent-style-name="Standard" style:list-style-name="L2">
      <style:text-properties fo:font-weight="bold" officeooo:rsid="000eed87" officeooo:paragraph-rsid="000eed87" style:font-weight-asian="bold" style:font-weight-complex="bold"/>
    </style:style>
    <style:style style:name="P4" style:family="paragraph" style:parent-style-name="Standard" style:list-style-name="L2">
      <style:text-properties fo:font-weight="normal" officeooo:rsid="000e3a3b" officeooo:paragraph-rsid="000e3a3b" style:font-weight-asian="normal" style:font-weight-complex="normal"/>
    </style:style>
    <style:style style:name="P5" style:family="paragraph" style:parent-style-name="Standard">
      <style:text-properties fo:font-weight="normal" officeooo:rsid="000e3a3b" officeooo:paragraph-rsid="000e3a3b" style:font-weight-asian="normal" style:font-weight-complex="normal"/>
    </style:style>
    <style:style style:name="P6" style:family="paragraph" style:parent-style-name="Standard" style:list-style-name="L2">
      <style:text-properties officeooo:rsid="000eed87" officeooo:paragraph-rsid="000eed87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eed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36430648688270608" text:style-name="L2">
        <text:list-item>
          <text:p text:style-name="P6">Kiểm tra nguồn điện:</text:p>
          <text:list>
            <text:list-item>
              <text:p text:style-name="P6">Ngắt dây từ</text:p>
              <text:list>
                <text:list-item>
                  <text:p text:style-name="P6">Ắc quy =&gt; L298N (tắt công tắt)</text:p>
                </text:list-item>
                <text:list-item>
                  <text:p text:style-name="P6">L298N =&gt; Breadboard</text:p>
                </text:list-item>
                <text:list-item>
                  <text:p text:style-name="P6">Breadboard =&gt; RFID (3v3)</text:p>
                </text:list-item>
              </text:list>
            </text:list-item>
            <text:list-item>
              <text:p text:style-name="P6">Đo nguồn của ắc quy, đảm bảo nguồn ắc quy =&gt; 12v</text:p>
            </text:list-item>
            <text:list-item>
              <text:p text:style-name="P6">Bật công tắt, đảm bảo nguồn ra L298N dao động ở 5v</text:p>
            </text:list-item>
            <text:list-item>
              <text:p text:style-name="P6">Cắm dây giữa L298N và Breadboard, đảm bảo nguồn 3v3 của Nano dao động ở 3v3 (nếu không thì thay thế bằng LM2596)</text:p>
            </text:list-item>
            <text:list-item>
              <text:p text:style-name="P6">Cắm dây giữa breadboard và RFID</text:p>
            </text:list-item>
          </text:list>
        </text:list-item>
        <text:list-item>
          <text:p text:style-name="P1">Kiểm tra dây cắm:</text:p>
          <text:list>
            <text:list-item>
              <text:p text:style-name="P2">CÁC DÂ<text:span text:style-name="T3">Y NGUỒN ĐIỆN</text:span></text:p>
              <text:list>
                <text:list-item>
                  <text:p text:style-name="P3">Dây từ ắc quy tới L298N</text:p>
                </text:list-item>
                <text:list-item>
                  <text:p text:style-name="P3">Dây từ L298N tới breadboard</text:p>
                </text:list-item>
                <text:list-item>
                  <text:p text:style-name="P3">Dây âm dương tới các module</text:p>
                </text:list-item>
              </text:list>
            </text:list-item>
            <text:list-item>
              <text:p text:style-name="P4">Các dây dữ liệu:</text:p>
              <text:list>
                <text:list-item>
                  <text:p text:style-name="P4">L298N (trên Tuhoc Uno):</text:p>
                  <text:list>
                    <text:list-item>
                      <text:p text:style-name="P4">ENA: 10</text:p>
                    </text:list-item>
                    <text:list-item>
                      <text:p text:style-name="P4">ENB: 11</text:p>
                    </text:list-item>
                    <text:list-item>
                      <text:p text:style-name="P4">IN1: 8</text:p>
                    </text:list-item>
                    <text:list-item>
                      <text:p text:style-name="P4">IN2: 9</text:p>
                    </text:list-item>
                    <text:list-item>
                      <text:p text:style-name="P4">IN3: 12</text:p>
                    </text:list-item>
                    <text:list-item>
                      <text:p text:style-name="P4">IN4: 13</text:p>
                    </text:list-item>
                  </text:list>
                </text:list-item>
                <text:list-item>
                  <text:p text:style-name="P4">LCD <text:span text:style-name="T3">và dây I2C trên Tuhoc Uno</text:span>:</text:p>
                  <text:list>
                    <text:list-item>
                      <text:p text:style-name="P4">SDA: A4</text:p>
                    </text:list-item>
                    <text:list-item>
                      <text:p text:style-name="P4">SCL: A5</text:p>
                    </text:list-item>
                  </text:list>
                </text:list-item>
                <text:list-item>
                  <text:p text:style-name="P4">RFID:</text:p>
                  <text:list>
                    <text:list-item>
                      <text:p text:style-name="P4">RST: 9</text:p>
                    </text:list-item>
                    <text:list-item>
                      <text:p text:style-name="P4">SDA: 10</text:p>
                    </text:list-item>
                    <text:list-item>
                      <text:p text:style-name="P4">MOSI: 11/ICSP-4 (khẩn cấp)</text:p>
                    </text:list-item>
                    <text:list-item>
                      <text:p text:style-name="P4">MISO: 12/ICSP-1 (khẩn cấp)</text:p>
                    </text:list-item>
                    <text:list-item>
                      <text:p text:style-name="P4">SCK: 13/ICSP-3 (khẩn cấp)</text:p>
                    </text:list-item>
                  </text:list>
                </text:list-item>
                <text:list-item>
                  <text:p text:style-name="P4">IR dò line:</text:p>
                  <text:list>
                    <text:list-item>
                      <text:p text:style-name="P4">Trên: A0</text:p>
                    </text:list-item>
                    <text:list-item>
                      <text:p text:style-name="P4">Gần LCD 1<text:span text:style-name="T1">st</text:span>: A1</text:p>
                    </text:list-item>
                    <text:list-item>
                      <text:p text:style-name="P4">Giữa dưới (aka gần LCD 2<text:span text:style-name="T1">nd</text:span>): A2</text:p>
                    </text:list-item>
                    <text:list-item>
                      <text:p text:style-name="P4">Gần LCD 3<text:span text:style-name="T1">rd</text:span>: A3</text:p>
                    </text:list-item>
                  </text:list>
                </text:list-item>
                <text:list-item>
                  <text:p text:style-name="P4">IR điều khiển từ xa:</text:p>
                  <text:list>
                    <text:list-item>
                      <text:p text:style-name="P4">RX: 8</text:p>
                    </text:list-item>
                  </text:list>
                </text:list-item>
                <text:list-item>
                  <text:p text:style-name="P4">Buzzer:</text:p>
                  <text:list>
                    <text:list-item>
                      <text:p text:style-name="P4">Chân dữ liệu: 7</text:p>
                    </text:list-item>
                  </text:list>
                </text:list-item>
                <text:list-item>
                  <text:p text:style-name="P4">Siêu âm:</text:p>
                  <text:list>
                    <text:list-item>
                      <text:p text:style-name="P4">Trigger: 6</text:p>
                    </text:list-item>
                    <text:list-item>
                      <text:p text:style-name="P4">Echo: 5</text:p>
                    </text:list-item>
                  </text:list>
                </text:list-item>
              </text:list>
            </text:list-item>
          </text:list>
        </text:list-item>
      </text:list>
      <text:p text:style-name="P5">(trong trường hợp tuhoc uno hư, có thể đưa các chân RFID vào ISCP, còn lại 6 chân cho motor, 2 chân 3 và 11 là PWM, các chân còn lại là IN1..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4T23:34:19.994383713</meta:creation-date>
    <dc:date>2015-07-24T23:47:52.878244906</dc:date>
    <meta:editing-duration>PT13M32S</meta:editing-duration>
    <meta:editing-cycles>2</meta:editing-cycles>
    <meta:generator>LibreOffice/4.4.3.2$Linux_X86_64 LibreOffice_project/40$Build-2</meta:generator>
    <meta:document-statistic meta:table-count="0" meta:image-count="0" meta:object-count="0" meta:page-count="1" meta:paragraph-count="44" meta:word-count="261" meta:character-count="1056" meta:non-whitespace-character-count="882"/>
  </office:meta>
</office:document-meta>
</file>